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proxima-nova" svg:font-family="proxima-nova, Arial, 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left" fo:background-color="transparent">
        <style:background-image/>
      </style:table-properties>
    </style:style>
    <style:style style:name="Table1.A" style:family="table-column">
      <style:table-column-properties style:column-width="0.2507in"/>
    </style:style>
    <style:style style:name="Table1.B" style:family="table-column">
      <style:table-column-properties style:column-width="6.6743in"/>
    </style:style>
    <style:style style:name="Table1.A1" style:family="table-cell">
      <style:table-cell-properties style:vertical-align="middle" style:border-line-width-left="0in 0.0014in 0.0007in" style:border-line-width-top="0in 0.0014in 0.0007in" style:border-line-width-bottom="0in 0.0014in 0.0007in" fo:padding="0.0194in" fo:border-left="0.05pt double #808080" fo:border-right="none" fo:border-top="0.05pt double #808080" fo:border-bottom="0.05pt double #808080"/>
    </style:style>
    <style:style style:name="Table1.B1" style:family="table-cell">
      <style:table-cell-properties style:vertical-align="middle" style:border-line-width="0in 0.0014in 0.0007in" fo:padding="0.0194in" fo:border="0.05pt double #808080"/>
    </style:style>
    <style:style style:name="Table1.A2"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B2"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P1"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fo:padding="0in" fo:border="none"/>
    </style:style>
    <style:style style:name="P2"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fo:background-color="#d1d2d2" fo:padding="0in" fo:border="none"/>
    </style:style>
    <style:style style:name="P3"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fo:padding="0in" fo:border="none"/>
    </style:style>
    <style:style style:name="P4"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fo:background-color="#d1d2d2" fo:padding="0in" fo:border="none"/>
    </style:style>
    <style:style style:name="P5" style:family="paragraph" style:parent-style-name="Standard">
      <style:paragraph-properties fo:margin-left="0in" fo:margin-right="0in" style:line-height-at-least="0.2083in" fo:text-indent="0in"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structions for use»¯ENMERSILK™BRAIDED SILK –VIRGIN SILKSTERILE NON-ABSORBABLESUTUREDESCRIPTIONSilk^Suture is a non-absorbable sterile surgical suture composed of an organic protein called fibroin. Această proteină este obţinută de la specia domesticită Bombyx mori (B. mori) aparţinând familiei Bombycidae. mori) of the family Bombycidae. Mătasea pentru materialul împletit este procesată pentru a îndepărta cerurile și rășinile naturale. Mătasea împletită este acoperită cu ceară și este disponibilă în stare nevopsită sau vopsită în negru cu hemateină HCK (codul culorii 75290). În cazul mătăsii pure, rășina numită sericină nu este îndepărtată, aceasta ţinând împreună filamentele răsucite. Virgin silk is available dyed blue with methylene blue (Colour Index Number 52015) or dyed black with haematein HCK (Colour Index Number^75290). Silk^Sutures are available in a range of gauge sizes and lengths, attached to stainless steel needles of varying types and sizes. Acele pot fi atașate definitiv sau în sistemul EC (eliberare controlată), ceea ce le permite să fie smulse în loc să fie tăiate. Full details are contained in the catalogue.Silk^Sutures comply with the requirements of the United States Pharmacopoeia monograph for Non-absorbable Sutures and the European Pharmacopoeia for Sterile Braided Silk^Suture.INDICATIONS Silk^Suture is indicated for use in general soft tissue approximation and/or ligation including use in cardiovascular, ophthalmic and neurological procedures.<text:line-break/><text:line-break/><text:line-break/><text:line-break/><text:line-break/><text:line-break/><text:line-break/><text:line-break/><text:line-break/><text:line-break/></text:p>
      <text:p text:style-name="P3">Page: 3</text:p>
      <text:p text:style-name="P1">APPLICATION<text:line-break/>Sutures should be selected and implanted depending on patient’s condition, surgical experience, surgical technique and wound size.<text:line-break/>PERFORMANCE<text:line-break/>Silk^Suture elicits an initial inflammatory reaction in tissues, which is followed by gradual encapsulation of the suture by fibrous connective tissues. Whilst Silk is not absorbed, progressive degradation of the proteinaceous Silk fibre in vivo will result in a gradual loss of strength over time, with zero strength occurring between approximately 3 and 6^months.<text:line-break/>CONTRAINDICATIONS<text:line-break/>The use of this suture is contraindicated in patients with known sensitivities or allergies to Silk.<text:line-break/>Due to the gradual loss of all strength that will occur over a period of 3 to 6 months in vivo, Silk^Suture should not be used where permanent retention of tensile strength is required.<text:line-break/>WARNINGS/PRECAUTIONS/INTERACTIONS<text:line-break/>Users should be familiar with surgical procedures and techniques involving non-absorbable sutures before employing Silk^Suture for wound closure, as risk of wound dehiscence, may vary with the site of application and the suture material used.<text:line-break/>As with any foreign body, prolonged contact of any suture with salt solutions, such as those found in the urinary or biliary tracts, may result in calculus formation.<text:line-break/>Adequate knot security requires the accepted surgical technique of flat and square ties, with additional throws as indicated by surgical circumstances and the experience of the surgeon. <text:line-break/><text:soft-page-break/>Acceptable surgical practice should be followed for the management of infected or contaminated wounds.</text:p>
      <text:p text:style-name="P3">Page: 4</text:p>
      <text:p text:style-name="P1">Manevrarea acestor fire de sutură precum și a oricăror altora trebuie realizată cu grijă pentru a evita deteriorarea. Avoid crushing or crimping damage due to the application of surgical instruments such as forceps or needle holders. Care should be taken to avoid damage when handling surgical needles. Grasp the needle in an area one-third (1/3) to one-half (1/2) of the distance from the attachment end to the point. Prinderea acului de zona vârfului poate afecta capacitatea sa de penetrare și poate determina ruperea acestuia. Prinderea acului de capătul mai gros sau de capătul la care este atașat firul poate determina îndoirea sau ruperea acestuia. Reshaping needles may cause them to lose strength and be less resistant to bending and breaking.Users should exercise caution when handling surgical needles to avoid inadvertent needle stick injury.Discard used needles in “Sharps“ container.ADVERSE REACTIONSAdverse effects associated with the use of this device include allergic response in patients that are known to be sensitive to Silk, initial inflammatory tissue reaction, and transient local irritation at the wound site. Like all foreign bodies silk may potentiate an existing infection.STERILITYSilk^Sutures are sterilized by irradiation. Do not resterilize. Do not use if package is opened or damaged. Discard opened, unused sutures.STORAGERecommended storage conditions: below 25° C, away from moisture and direct heat. Do not use after expiry date.ˇ<text:line-break/><text:line-break/><text:line-break/><text:line-break/><text:line-break/><text:line-break/><text:line-break/><text:line-break/><text:line-break/></text:p>
      <text:p text:style-name="P4">Page: 5</text:p>
      <text:p text:style-name="P2">SIMBOLURI UTILIZATE PENTRU ETICHETARE</text:p>
      <table:table table:name="Table1" table:style-name="Table1">
        <table:table-column table:style-name="Table1.A"/>
        <table:table-column table:style-name="Table1.B"/>
        <table:table-row>
          <table:table-cell table:style-name="Table1.A1" office:value-type="string">
            <text:p text:style-name="Table_20_Contents">￼</text:p>
          </table:table-cell>
          <table:table-cell table:style-name="Table1.B1" office:value-type="string">
            <text:p text:style-name="Table_20_Contents">A nu se reutiliza</text:p>
          </table:table-cell>
        </table:table-row>
        <table:table-row>
          <table:table-cell table:style-name="Table1.A2" office:value-type="string">
            <text:p text:style-name="Table_20_Contents">￼</text:p>
          </table:table-cell>
          <table:table-cell table:style-name="Table1.B2" office:value-type="string">
            <text:p text:style-name="Table_20_Contents">A se utiliza până la – anul și luna</text:p>
          </table:table-cell>
        </table:table-row>
        <table:table-row>
          <table:table-cell table:style-name="Table1.A2" office:value-type="string">
            <text:p text:style-name="Table_20_Contents">￼</text:p>
          </table:table-cell>
          <table:table-cell table:style-name="Table1.B2" office:value-type="string">
            <text:p text:style-name="Table_20_Contents">Sterilized using irradiation</text:p>
          </table:table-cell>
        </table:table-row>
        <table:table-row>
          <table:table-cell table:style-name="Table1.A2" office:value-type="string">
            <text:p text:style-name="Table_20_Contents">￼</text:p>
          </table:table-cell>
          <table:table-cell table:style-name="Table1.B2" office:value-type="string">
            <text:p text:style-name="Table_20_Contents">Marcajul CE și numărul de identificare a organului notificat. The product meets the essential requirements of Medical Device Directive 93/42/EEC.</text:p>
          </table:table-cell>
        </table:table-row>
        <table:table-row>
          <table:table-cell table:style-name="Table1.A2" office:value-type="string">
            <text:p text:style-name="Table_20_Contents">￼</text:p>
          </table:table-cell>
          <table:table-cell table:style-name="Table1.B2" office:value-type="string">
            <text:p text:style-name="Table_20_Contents">Număr de lot</text:p>
          </table:table-cell>
        </table:table-row>
        <table:table-row>
          <table:table-cell table:style-name="Table1.A2" office:value-type="string">
            <text:p text:style-name="Table_20_Contents">￼</text:p>
          </table:table-cell>
          <table:table-cell table:style-name="Table1.B2" office:value-type="string">
            <text:p text:style-name="Table_20_Contents">A se consulta instrucţiunile de utilizare</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proxima-nova" svg:font-family="proxima-nova, Arial, 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meta:initial-creator>
    <meta:creation-date>2014-09-17T09:30:17.697993014</meta:creation-date>
    <dc:date>2014-09-17T09:34:10.697826202</dc:date>
    <dc:creator>alex </dc:creator>
    <meta:editing-duration>PT3M51S</meta:editing-duration>
    <meta:editing-cycles>6</meta:editing-cycles>
    <meta:generator>LibreOffice/4.3.1.2$Linux_X86_64 LibreOffice_project/958349dc3b25111dbca392fbc281a05559ef6848</meta:generator>
    <meta:document-statistic meta:table-count="1" meta:image-count="0" meta:object-count="0" meta:page-count="2" meta:paragraph-count="19" meta:word-count="703" meta:character-count="4622" meta:non-whitespace-character-count="3933"/>
  </office:meta>
</office:document-meta>
</file>